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04cm"/>
    </style:style>
    <style:style style:name="co2" style:family="table-column">
      <style:table-column-properties fo:break-before="auto" style:column-width="10.7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vex h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s/>(Fibonacci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s/>(finit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office:value-type="string" calcext:value-type="string">
            <text:p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/>(computational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s/>( 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s/>(arithmetic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/>(algebraic curves) (analy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/>(group theory, crystallograph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s/>(cellular automat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s/>(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s/>(combinatorics, 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/>(geometry,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office:value-type="string" calcext:value-type="string">
            <text:p><text:s/>(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s/>(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s/>(electro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s/>(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s/>(homolog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. and M. Riesz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s/>(diophanti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s/>(kno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</text:p>
          </table:table-cell>
          <table:table-cell office:value-type="string" calcext:value-type="string">
            <text:p><text:s/>(stationary points) 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quet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abstract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s/>(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lvin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s/>(Banach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s/>(voting metho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s/>(vertex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-cobordism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s/>(algebraic groups, representation theory, 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/>(geometry, 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s/>(ordered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s/>(continuum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s/>(real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s/>(local class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office:value-type="string" calcext:value-type="string">
            <text:p><text:s/>(metr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s/>(convex se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s/>(classical mechan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/>(commutative algebra,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Nullstellensatz</text:p>
          </table:table-cell>
          <table:table-cell office:value-type="string" calcext:value-type="string">
            <text:p><text:s/>(theorem of zeroes) (commutative algebra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/>(topology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office:value-type="string" calcext:value-type="string">
            <text:p><text:s/>(complex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s/>("Density Functional Theory"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s/>(genetic algorith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office:value-type="string" calcext:value-type="string">
            <text:p><text:s/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ormed divisio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entit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s/>(algebra, 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/>(curves, calculus of variation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ackson's theorem (queue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i's four-square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son density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son–Bourbaki theorem (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son–Morozov theorem (Li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panese theorem for concyclic polygons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panese theorem for concyclic quadrilaterals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hn ellipsoid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 curve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–Hölder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–Schönflie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–Schur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rdan's theorem (multiply transitive groups)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ubert's theorem (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ng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kat–Richert theorem (analytic 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achurovskii's theorem (conv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amori–McAloon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torovich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plansky density theorem (von Neumann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plansky's theorem on quadratic forms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hunen–Loève theorem (stochastic process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p–Lipton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z–Lang finitenes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wamata–Viehweg vanish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wasaki's theorem (paper foldi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lvin's circulatio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empf–Nes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haritonov's theorem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hinchin's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lling–Hopf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by–Paris theorem (proof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chhoff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rszbraun theorem (Lipschitz continu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ene fixed-point theorem (ord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ene's recursion theorem (recurs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aster–Tarski theorem (ord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eser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eser's theorem (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en–Speck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daira embedd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daira vanishing theorem (complex manifold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ebe 1/4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mogorov extension theorem (stochastic process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mogorov's three-series theorem (mathematical se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mogorov–Arnold representation theorem (real analysis, approxi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lmogorov–Arnold–Moser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őnig's theorem (graph theory) (bipartite graph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nig's theorem (kinetics)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nig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nig's theorem (set theory) (cardinal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övari–Sós–Turán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ft–McMillan theorem (cod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amer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in–Milman theorem (mathematical analysis, discret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ener's theorem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onecker's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onecker–Web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ull's principal ideal theorem (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ull–Schmidt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uskal's tree theorem (ord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uskal–Katona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rylov–Bogolyubov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hn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iper's theorem (operator theory,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ünneth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Kurosh subgroup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utta–Joukowski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ōmura's theorem (measure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-balance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ner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fforgue's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'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's four-square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 inversion theorem (mathematical analysis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grange reversion theorem (mathematical analysis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bek–Moser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i's theorem (st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dau prime ideal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ker–Noether theorem (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ttice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ent expans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icella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x–Milgram theorem (partial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x–Richtmyer theorem (numer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x–Wendroff theorem (numer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sgue covering dimension (dimens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sgue's decomposition theorem (dimens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sgue's density theorem (dimens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 Hwa Chung theorem (symplect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esgue differentiation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Cam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e–Yang theorem (statistical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schetz fixed-point theorem (fixed points, 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schetz–Hopf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schetz hyperplane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fschetz theorem on (1,1)-classes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mann–Scheffé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ay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ay–Hirsch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rner symmetry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ter's theorem (Euclidean 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's theorem (Li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itzky's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évy continuity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évy's modulus of continuity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ckorish twist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Lickorish–Wallace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's theorem (Li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's third theorem (Lie grou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–Palai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emann–Weierstrass theorem (transcendental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e–Kolchin theorem (algebraic groups, 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énard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elöf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ström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congruence theorem (number theory, modular arithmet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ear speedu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nik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ns–Lax–Milgram theorem (partial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uville's theorem (complex analysis) (entire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uville's theorem (conformal mappings) (conformal mapping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uville's theorem (Hamiltonian) (Hamiltonian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öb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hs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oman–Menchoff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Łoś'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öwenheim–Skolem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as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kacs's proportion-sum independence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mer–Phillips theorem (semi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zin's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apunov–Malkin theorem (st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apunov's central limit theorem (probability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. Riesz extension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Mahon Master theorem (enumerative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hler's compactness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hler's theorem (p-ad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er's theorem (analyt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range preparation theorem (singular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range–Ehrenpreis theorem (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in–Drinfeld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inkiewicz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den's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ur's control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lyan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inal value theorem (bi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us−Yamabe theorem (2D st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gale representation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on–Stothers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 theorem (analysis of algorithms) (recurrence relations, asymptot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chke's theorem (group represent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iyasevich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flow min cut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Noether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al ergodic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theorem (electrical circui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well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ur–Ulam theorem (normed sp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ur's torsio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value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able Riemann mapping theorem (conformal mappi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lin invers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elaus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g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cer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min–Wagn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tens's theorems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zation theorems (topological sp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usnier'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y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hăilescu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ken–Taylor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ken's tree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man–Pettis theorem (Banach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-max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ax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kowski's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kowski's second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kowski–Hlawka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los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quel's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sky–Newman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chell's embedding theorem (categor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ag-Leffler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gliani–Miller theorem (financ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ularity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hr–Mascheroni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ge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dromy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e clas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e convergence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ntel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re–Aronszajn theorem (Hilbert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dell–Weil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au's theorem (conv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ra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ley's categoricity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ley's trisector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ton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ow rigidity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ain pass theorem (calculus of var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ing equilibrium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nomial theorem (algebra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lication theorem (special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licity-one theorem (group represent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mford vanish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tual fund separation theorem (financial mathem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üntz–Szász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cielski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er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hill–Nerode theorem (formal language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chbin's theorem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ata's compactificatio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ata–Smirnov metrization theorem(gener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ell–Lutz theorem (ellipt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poleon'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h embedding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h–Moser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lander–Niremberg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ton's theorem about ovals (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ton's theorem (quadrilateral)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omachus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 fixed-point theorem (fixed poi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 realization probl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–Schreier theorem (fre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ven's theorem (mathem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oning theorem (quantum comput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free lunch theorem (philosophy of mathem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hai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wandering domain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broadcast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communicatio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ether's theorem (Lie groups, calculus of variations, differential invariants,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oether's second theorem (calculus of variations,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ether's theorem on rationality for surfaces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ddard–Thorn theorem (vertex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trade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-squeezing theorem (symplect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on's theorem (electrical networ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ikov's compact leaf theorem (fol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yquist–Shannon sampling theorem (information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dd numb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mapping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mapping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cal equivalence theorem (quantum optics) (quantum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onal stopping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it theorem (Nagano–Sussmann)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it-stabilizer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e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licz–Petti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nstein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eledec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erwalder–Schrad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rowski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rowski–Hadamard gap theorem (complex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y's theorem (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y–Wiener theorem (Fourier trans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dya theorem (nuclear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area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centroid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hexagon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–Harrington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ovicenko's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axi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eval's theorem (Fourier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hasarathy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al's theorem (co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h's theorem (ord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no existence theorem (ordinary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etre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ixoto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rose–Hawking singularity theorems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entagonal numb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ect 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li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pendicular axi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ron–Frobeniu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–Weyl theorem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ragmén–Lindelöf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ard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ard–Lindelöf theorem (ordinary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ands–Balkema–de Haan theorem (extreme valu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man–Koopman–Darmoi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ot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zza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vot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ar separator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cherel theorem (Fourier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cherel theorem for spherical functions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Bendixson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Birkhoff–Witt theorem (universal enveloping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Hopf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 duality theorem (algebraic topology of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 recurrence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limit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lya enumeration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mpeiu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celet's closure theorem (co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celet–Steiner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tive energy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ynting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image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e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e numb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itive element theorem (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ipal axis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ipal ideal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khorov'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er base change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h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random generator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olemy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thagorean theorem (geomet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4"/>Quillen–Suslin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um threshold theorem (computer science) (theoretical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ient of subspace theorem (functional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emacher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's theorem (harmon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n's theorem (convex se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n–Nikodym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kov's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anujam vanish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anujan–Skolem's theorem (diophantine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sey's theorem (graph theory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k–nullity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o–Blackwell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shevsky–Chow theorem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nal root theorem (algebra, 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nality theorem (poli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er's theorems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uch comparison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dei'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b sphere theorem (fol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h–Schlieder theorem (local 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lection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ev's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demeister–Singer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der's theorem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mert–Stei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uschle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rsed compound agent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ynolds transport theorem (fluid dyna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et's theorem (ellipt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's theorem (recursion theory,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–Shapiro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ardson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 mapping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 series theorem (mathematical se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's existence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's theorem on removable singularities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(Riemann surfaces, 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for smooth manifolds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for surfaces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iemann singularity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 representation theorem (functional analysis, Hilbert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–Fischer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–Thorin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el–Young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bin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son–Seymour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son's joint consistency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khlin'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lle's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ser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ché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ché–Capelli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h'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h–Hurwitz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ge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bczynski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ll–Nardzewski fixed point theorem (functional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–cobordism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ccheri–Legendre theorem (absolut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hlqvist correspondence theorem (mod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-Venant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d'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kovskii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itch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zonov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efer's dichotom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uder fixed poi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ilder's theorem (stochastic process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yd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eier refinement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öder–Bernstein theorems for operator algebras (operator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oeder–Bernstein theorem for measurable spaces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's lemma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's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–Zassenhau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tz kernel theorem (generalized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tz–Zippel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z–Ahlfors–Pick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enk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tt core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fert–van Kampe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arating axis theorem (conv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–Hartley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expansion theorem (Boolean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source coding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shov–Cohn theorem (Jordan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shov–Witt theorem (Lie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theorem (differential operato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gel–Walfisz theorem (analyt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erman–Toeplitz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icial approximatio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horn'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on's minimax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pser–Lautemann theorem (probabilistic complexity theory) (structur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u's semicontinuity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x circles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x exponentials theorem (transcendental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lar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da–El Mir theorem (compl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lem–Mahler–Lech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lem–Noether theorem (simple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rokhod's embedding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rokhod's representation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eszyński–Pringsheim theorem (continued frac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tsky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n theorem (recursion theory,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bolev embedding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khatsky–Weierstras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nenschein–Mantel–Debreu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hie Germai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l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ndnes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 hierarch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ht'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tral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u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ner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n–statistic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ague–Grundy theorem (combinatorial 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eeze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hl's theorem (matri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ings theorem about ends of groups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ings–Zeema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ley's reciprocity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 of Davi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k–Heegn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–Strömber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er–Lehmu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hau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itz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wart's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nespring factorization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rling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kes's theorem (vector calculus, 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per–Samuelson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z–Cesàro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's representation theorem for Boolean algebras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's theorem on one-parameter unitary groups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Tukey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von Neumann theorem (functional analysis, representation theory of the Heisenbe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, quantum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Weierstras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ssmann's theorem (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ong perfect 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theorem for finitely generated modules over a principal ideal domain (abstr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theorem for Gaussian measures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d program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's theorem (theory of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–Picone comparison theorem (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pace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orting hyperplane theorem (conv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n's theorem (modul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ow theorems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determinant theorem (determina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 pentahedral theorem (invariant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law of inertia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–Gallai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metric hyper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phonic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ge'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.-Nagy's dilation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gő limit theorems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merédi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merédi–Trotter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pilrajn extension theorem (axiom of choice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kagi existence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ens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eness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gent-secant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ski's indefinability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's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–Proudma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nbaum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bit ibn Qurra's theorem (amicable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les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uality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bault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de Moivre–Laplace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e cube (algebraic variet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e gnomon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ree moments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n friends and strangers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venin's theorem (electrical circui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pson transitivity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pson uniqueness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sen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e's theorem (Diophantine equ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e–Siegel–Roth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etze extension theorem (gener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jdeman's theorem (diophantine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khonov fixed poi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hierarch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chmarsh theorem (integral transfor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chmarsh convolu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s alternative (geometric 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a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ita's theorem (operator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elli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kis's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onogov'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elli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chotomy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mbi–Varadarajan theorem (Lie grou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dinger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n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nell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tte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án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urán–Kubiliu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chonoff's theorem (general topolog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gly duckling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formization theorem (complex analysis, 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approximation theorem (neural networ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coefficient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ixedness theorem (algebraic geomet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liant–Vazirani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Aubel's theorem (quadrilater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der Waerden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Schoote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Vleck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tieghem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gno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a's formulas (quadr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oris–Begle mapping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ogradov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ial theorem (classical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nvergence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verin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–Hahn–Sak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ani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 bicommuta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's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Staudt–Clausen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gn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dhausen'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ter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er's theorem (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little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–Casorati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factoriza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preparation theorem (several complex variables, 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nberg–Witten theorem (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-ordering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hitehead theorem (homotop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mbedding theorem (differential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xtension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immersion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–Graustei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ck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's tauberian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–Ikehara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gner–Eckart theorem (Clebsch–Gordan coefficie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kie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so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t's theorem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d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stenholme's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*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J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horski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riski's mai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ckendorf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berger–Bressou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sigmondy's theorem (number theory)</text:p>
          </table:table-cell>
          <table:table-cell table:number-columns-repeated="4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6"/>
        <table:table-column table:style-name="co10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7" office:value-type="string" calcext:value-type="string">
            <text:p>Institute for Advanced Study</text:p>
          </table:table-cell>
          <table:table-cell table:style-name="ce11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2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264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5:59:53.4813024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5T16:19:00.406087593</dc:date>
    <meta:editing-duration>PT12H17M53S</meta:editing-duration>
    <meta:editing-cycles>369</meta:editing-cycles>
    <meta:generator>LibreOffice/7.1.3.2$Linux_X86_64 LibreOffice_project/10$Build-2</meta:generator>
    <meta:document-statistic meta:table-count="8" meta:cell-count="2132" meta:object-count="0"/>
  </office:meta>
</office:document-meta>
</file>